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ker.Maker( int pro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ceProperty.isDisc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ceProperty.getConditiona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ceProperty.getPreced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ker.makeNew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ceProperty.getComponent( int cmp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aceProperty.get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ceProperty.getLengthR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ceProperty.setComponent( int cmpId , Property cmpnValue , boolean bIsDefau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aceProperty.setConditionality( Property conditionality , boolean bIsDefa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ceProperty.setPrecedence( Property precedence , boolean bIsDefa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ceProperty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ker.convertProperty( Property p , PropertyList propertyList , FObj 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acePropert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